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c3ac"/>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06_1072782762"/>Cuba se mobilizou<text:line-break/>antes do primeiro diagnóstico<text:bookmark-end text:name="__RefHeading___Toc4706_1072782762"/></text:h>
      <text:p text:style-name="First_20_line_20_indent"/>
      <text:p text:style-name="First_20_line_20_indent">O governo Reagan tentou incitar raiva mundial contra Cuba pela maneira como o país lidou com a epidemia de AIDS.  Na realidade, Cuba adotou imediatamente uma abordagem científica e humanizada no tratamento das pessoas com AIDS.</text:p>
      <text:p text:style-name="First_20_line_20_indent">O primeiro diagnóstico de AIDS nos EUA ocorreu em 1981. Em dois de maio de 1983, dezenas de milhares de gays e lésbicas tiveram que tomar as ruas das cidades de Nova Iorque, São Francisco, Los Angeles, Houston, Atlanta, Chicago e Milwaukee em protesto, carregando faixas com os dizeres “Lutando por nossas vidas” para exigir verbas federais destinadas ao combate à AIDS, e para pesquisa, serviços e benefícios da previdência social. .</text:p>
      <text:p text:style-name="First_20_line_20_indent">No dia seguinte, ativistas organizaram uma campanha telefônica direcionada à Casa Branca, em protesto à inércia governamental e novamente exigindo verbas. Foi o maior número de ligações feitas em um único dia para o Salão Oval em toda a sua história... O presidente ainda não havia dito a palavra AIDS em público, enquanto os teo-cons demonizavam a emergente crise de saúde, chamando-a de “peste gay.”</text:p>
      <text:p text:style-name="First_20_line_20_indent">Enquanto isso, em contraste, os profissionais de saúde em Cuba iniciavam preparativos para defender toda a população da epidemia de AIDS, dois anos antes de o primeiro caso ser diagnosticado na ilha, em 1985.  Cuba não poupou despesas, apesar do embargo econômico liderado pelos Estados Unidos.</text:p>
      <text:p text:style-name="First_20_line_20_indent">Cuba — unlike the U.S. — mobilized against AIDS, not against people with AIDS. Arguelles e Rich observaram, no outono de 1987, que “Cuba é atípica em divulgar a doença, não (classificando-a) como uma doença gay, mas sim como uma doença sexualmente transmissível, independentemente da prática sexual específica.”</text:p>
      <text:h text:style-name="Heading_20_2" text:outline-level="2">Planos para proteger a população</text:h>
      <text:p text:style-name="First_20_line_20_indent">Em agosto de 1983, após a participação em um seminário organizado pela Organização Pan-Americana da Saúde (OPAS), membros do Ministério da Saúde de Cuba imediatamente criaram uma comissão nacional para pesquisar e criar um plano de ação para prevenir a AIDS no país.. (Wald)</text:p>
      <text:p text:style-name="First_20_line_20_indent">A comissão bloqueou imediatamente a importação de todos os hemoderivados de países nos quais a epidemia já havia sido documentada.  A comissão também recomendou o descarte de mais de 20 mil frascos de sangue importado, valendo milhões de dólares. </text:p>
      <text:p text:style-name="First_20_line_20_indent">Descartar todos os hemoderivados importados gerou uma enorme sobrecarga ao sistema de saúde cubano, forçando o país a aumentar a produção nacional.  No entanto, essa ação urgente evitou a transmissão do HIV para quase todos os hemofílicos e outros pacientes que necessitassem de transfusões.  (Cookson)</text:p>
      <text:p text:style-name="First_20_line_20_indent">Uma equipe multidisciplinar de médicos e pesquisadores foi criada para estudar a AIDS em tempo integral.  A jornalista de política Karen Wald relatou: “O primeiro passo deles foi a preparação de um programa de triagem de diagnóstico com base em sintomas concretos observados em hospitais, como casos repetidos de pneumonia ou câncer do tipo sarcoma de Kaposi, indicadores de possível AIDS.  Os hospitais foram solicitados a fornecer relatórios semanais sobre os achados desses sintomas”.</text:p>
      <text:p text:style-name="First_20_line_20_indent">Médicos testaram mais de 135 mil cubanos para HIV em 1983.</text:p>
      <text:h text:style-name="Heading_20_2" text:outline-level="2">Ciência sem estigma</text:h>
      <text:p text:style-name="First_20_line_20_indent">Em 1985, um cubano recém chegado do exterior foi o primeiro paciente a receber o diagnóstico de AIDS. Ele era um dos 300 mil heróis da revolução que auxiliaram na defesa do povo de Moçambique – um país africano empobrecido pelo colonialismo e batalhando contra as forças do imperialismo.</text:p>
      <text:p text:style-name="First_20_line_20_indent">Nos Estados Unidos, países da África e o Haiti foram usados como bodes expiatórios e considerados origem da epidemia, sem qualquer evidência científica. Em Cuba, no entanto, onde muitas pessoas possuem origens africanas por conta do passado escravagista, autoridades de Saúde optaram por não estigmatizar o continente Africano.</text:p>
      <text:p text:style-name="First_20_line_20_indent">In an interview in <text:span text:style-name="T1">Cuba International</text:span>, circa 1987, Dr. Rodolfo Rodríguez, then the national director of epidemiology for the Cuban Ministry of Health, said that while some of the mass media at that time might have been trying to blame the African continent for AIDS, “It is known worldwide that it is the developed Western countries — Europe and the U.S. — that have the largest number of AIDS cases and the largest number of asymptomatic carriers.”</text:p>
      <text:p text:style-name="First_20_line_20_indent">Nos EUA, a homossexualidade ainda era uma contravenção e cruelmente reprimida. A direita estadunidense classificou a AIDS como uma “doença gay”, o que apenas serviu para aumentar o alcance da epidemia na população. Assim como o fez a criminalização da dependência química e da prostituição, ambas indústrias altamente lucrativas nos EUA.</text:p>
      <text:p text:style-name="First_20_line_20_indent">Nem opositores, nem simpatizantes da Revolução Cubana jamais relataram qualquer evidência de crise social associada ao abuso de drogas intravenosas na ilha. . E o relacionamento entre pessoas do mesmo sexo não era criminalizado em Cuba.</text:p>
      <text:p text:style-name="P1">Funcionários do departamento de Saúde de Cuba testaram todas as pessoas grávidas, pessoas portadoras de doenças sexualmente transmissíveis, e qualquer outra pessoa que potencialmente tenha mantido contato sexual com alguém que fosse HIV positivo. Equipamentos para estes testes foram instalados nas unidades de coleta de sangue. (Aguilera)</text:p>
      <text:p text:style-name="P1">Por volta do fim de 1985, escreveu Wald, O governo Cubano havia adquirido, apesar do alto custo, todos os meios técnicos para testar o todo o suprimento de sangue da ilha. “Cuba gastou mais de três milhões comprando agentes reativos e equipamento, preparando laboratórios nos bancos de coleta de sangue e centros de higiene e epidemiologia em todo o país.  ”</text:p>
      <text:p text:style-name="First_20_line_20_indent">Naquele ano, o sistema público de saúde cubano alocou dois milhões de dólares no Programa Nacional de Prevenção e Controle de HIV/AIDS, com foco no fornecimento dos primeiros 750 mil kits e centros de diagnóstico. (Editores: “Cuba’s HIV-AIDS Rate”)</text:p>
      <text:h text:style-name="Heading_20_2" text:outline-level="2">Capitalismo e Contracepção</text:h>
      <text:p text:style-name="First_20_line_20_indent">Os anos de educação sexual que precederam a epidemia ajudaram a criar a base para uma abordagem mais científica e compassiva no tratamento das pessoas com AIDS..</text:p>
      <text:p text:style-name="First_20_line_20_indent">Entretanto, ao se deparar com uma epidemia de uma doença sexualmente transmissível como a AIDS, o país with a sexually transmissible epidemic like AIDS, Cuba precisou superar um legado capitalista específico quanto às práticas de educação sexual e práticas de sexo seguro.</text:p>
      <text:p text:style-name="First_20_line_20_indent">Dr. Celestino Álvarez Lajonchere, ginecologista e pioneiro no campo de educação sexual em Cuba, lembrou aos seus entrevistadores em 1988, “Vocês têm ciência de que este país herdou um sistema de saúde onde as zonas rurais e cidades pequenas era quase ou totalmente desprovidas de atendimento médico antes da Revolução.” (Fee)</text:p>
      <text:p text:style-name="First_20_line_20_indent">Ele acrescenta que, antes da Revolução, abortos ilegais eram comuns.  Estes abortos eram executados por médicos, mas sem anestesia e em condições sanitárias inadequadas.</text:p>
      <text:p text:style-name="First_20_line_20_indent">Álvarez Lajonchere explicou: “Com o triunfo da revolução, a maioria desses médicos abortistas deixou o país.. Não havia em Cuba o hábito de usar anticoncepcionais, e a contracepção sequer fazia parte do currículo da faculdade de medicina. … Médicos particulares da época não prescreviam anticoncepcionais a seus pacientes porque podiam cobrar muito mais fazendo abortos.” </text:p>
      <text:p text:style-name="First_20_line_20_indent">O resultado, ele conta, “Já que as pessoas não tinham o hábito de usar anticoncepcionais, nós encontramos sérias dificuldades nos primeiros anos após a revolução.”</text:p>
      <text:p text:style-name="First_20_line_20_indent">Enquanto metade dos médicos cubanos deixavam a ilha para viver em países capitalistas, 97% dos médicos-obstetras e ginecologistas imigraram.  Sendo assim, Álvarez Lajonchere nota que, do dia para noite, ele se tornou o ginecologista e obstetra mais velho do país.</text:p>
      <text:p text:style-name="First_20_line_20_indent">Além disso, poucos meses depois que trabalhadores e camponeses assumiram o poder do Estado, “todos os professores da escola de medicina se demitiram voluntariamente, equivocados, pensando que o governo não poderia substituí-los. O governo aceitou suas demissões.  Era uma política do país, e ainda é, que se você não deseja realmente viver neste país sob o socialismo, deve sair.  Não se pode criar uma sociedade socialista com pessoas descontentes.”</text:p>
      <text:p text:style-name="First_20_line_20_indent">“Então, os ministérios da Educação e da Saúde Pública criaram um curso, em parceria, para formar novos professores,” continua Lajonchere, “pessoas que nunca teriam a chance de serem professores antes da Revolução por pertencerem a classes sociais mais baixas — Elas não vinham das classes mais abastadas.”</text:p>
      <text:p text:style-name="First_20_line_20_indent">O corpo docente da escola de medicina foi substituído por novos professores. “Deixamos o consultório particular e fomos ensinar. . Foi uma vantagem extraordinária conhecermos as condições da prática médica no país.  Tornei-me chefe do departamento de obstetrícia e ginecologia da única escola de medicina da Ilha.  A primeira coisa que fiz foi incluir contracepção no currículo da faculdade.  Nunca houve restrições sobre quem poderia ter acesso a contraceptivos neste país: nem por idade, nem por raça, nem por nada.””</text:p>
      <text:p text:style-name="First_20_line_20_indent">Lajonchere acrescentou: “Desde o início, os serviços médicos foram gratuitos.” E os salários dos novos professores da escola de medicina eram maiores que o salário do presidente. . (Fee)</text:p>
      <text:p text:style-name="First_20_line_20_indent">“O hábito de usar anticoncepcionais leva tempo para ser construído explicou Lajonchere, “para uma população acostumada a abortar, era mais fácil ir ao hospital e pedir o aborto.”</text:p>
      <text:p text:style-name="First_20_line_20_indent">Depois da revolução, os casos de abortos clandestinos em condições insalubres aumentaram até 1965.  “Obviamente, quando começamos a realizar todos eles em hospitais, as mortes por aborto desapareceram.”.</text:p>
      <text:p text:style-name="First_20_line_20_indent">Ele acrescenta que o número de abortos começou a cair em 1974, como resultado de uma campanha em massa sobre sexo e métodos contraceptivos.</text:p>
      <text:p text:style-name="First_20_line_20_indent">Álvarez Lajonchere concluiu: “Nossa política atual sobre a população é a mesma desde o primeiro dia da Revolução.  . É uma política de princípios. . As mulheres têm direito de ter quantos filhos quiserem, quando quiserem. O governo tem a obrigação de fazer com que este direito seja uma realidade.  Portanto, educamos as pessoas sobre o uso de todos os métodos contraceptivos.  E incluímos aborto, mesmo não sendo visto como método contraceptivo, mas para que as pessoas saibam sobre isso.  Nunca dissemos que ter uma família pequena é bomç nunca pressionamos as pessoas a manter os índices de natalidade baix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se mobilizou antes do primeiro diagnóstico</dc:title>
    <dc:date>2023-04-18T14:06:44.293054287</dc:date>
    <dc:creator>Daniel Garcia</dc:creator>
    <meta:editing-duration>P0D</meta:editing-duration>
    <meta:editing-cycles>1</meta:editing-cycles>
    <meta:document-statistic meta:table-count="0" meta:image-count="0" meta:object-count="0" meta:paragraph-count="37" meta:word-count="1494" meta:character-count="9266" meta:non-whitespace-character-count="7802"/>
    <meta:generator>LibreOffice/7.5.1.2$Linux_X86_64 LibreOffice_project/50$Build-2</meta:generator>
    <meta:template xlink:type="simple" xlink:actuate="onRequest" xlink:title="" xlink:href="../cubabook.odm" meta:date="2023-04-18T14:08:43.635714652"/>
  </office:meta>
</office:document-meta>
</file>